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2.882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6.791cm"/>
    </style:style>
    <style:style style:name="co29" style:family="table-column">
      <style:table-column-properties fo:break-before="auto" style:column-width="3.043cm"/>
    </style:style>
    <style:style style:name="co30" style:family="table-column">
      <style:table-column-properties fo:break-before="auto" style:column-width="2.658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3.074cm"/>
    </style:style>
    <style:style style:name="co33" style:family="table-column">
      <style:table-column-properties fo:break-before="auto" style:column-width="6.759cm"/>
    </style:style>
    <style:style style:name="co34" style:family="table-column">
      <style:table-column-properties fo:break-before="auto" style:column-width="6.6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27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292cm" svg:y="8.144cm">
            <draw:object draw:notify-on-update-of-ranges="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25.589cm" svg:height="15.005cm" svg:x="62.165cm" svg:y="5.879cm">
            <draw:object draw:notify-on-update-of-ranges="Sheet2.B3:Sheet2.B15 Sheet2.N3:Sheet2.N1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number-columns-repeated="2"/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</table:table-row>
        <table:table-row table:style-name="ro1">
          <table:table-cell/>
          <table:table-cell office:value-type="string">
            <text:p>Dirty Mike and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number-columns-repeated="2"/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</table:table-row>
        <table:table-row table:style-name="ro1">
          <table:table-cell/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number-columns-repeated="2"/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</table:table-row>
        <table:table-row table:style-name="ro1">
          <table:table-cell/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number-columns-repeated="2"/>
          <table:table-cell table:formula="of:=[Sheet1.AA38]" office:value-type="float" office:value="6">
            <text:p>6</text:p>
          </table:table-cell>
          <table:table-cell table:formula="of:=[.K6]/[.F6]" office:value-type="float" office:value="1">
            <text:p>1</text:p>
          </table:table-cell>
          <table:table-cell table:formula="of:=([.E6]/([.F6]*2))*100" office:value-type="float" office:value="66.6666666666667">
            <text:p>66.6666666667</text:p>
          </table:table-cell>
          <table:table-cell table:formula="of:=[.G6]/[.F6]" office:value-type="float" office:value="0.833333333333333">
            <text:p>0.8333333333</text:p>
          </table:table-cell>
        </table:table-row>
        <table:table-row table:style-name="ro1">
          <table:table-cell/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number-columns-repeated="2"/>
          <table:table-cell table:formula="of:=[Sheet1.AA31]" office:value-type="float" office:value="46">
            <text:p>46</text:p>
          </table:table-cell>
          <table:table-cell table:formula="of:=[.K7]/[.F7]" office:value-type="float" office:value="7.66666666666667">
            <text:p>7.6666666667</text:p>
          </table:table-cell>
          <table:table-cell table:formula="of:=([.E7]/([.F7]*2))*100" office:value-type="float" office:value="75">
            <text:p>75</text:p>
          </table:table-cell>
          <table:table-cell table:formula="of:=[.G7]/[.F7]" office:value-type="float" office:value="1.66666666666667">
            <text:p>1.6666666667</text:p>
          </table:table-cell>
        </table:table-row>
        <table:table-row table:style-name="ro1">
          <table:table-cell/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number-columns-repeated="2"/>
          <table:table-cell table:formula="of:=[Sheet1.AA45]" office:value-type="float" office:value="8">
            <text:p>8</text:p>
          </table:table-cell>
          <table:table-cell table:formula="of:=[.K8]/[.F8]" office:value-type="float" office:value="1.33333333333333">
            <text:p>1.3333333333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number-columns-repeated="2"/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</table:table-row>
        <table:table-row table:style-name="ro1">
          <table:table-cell/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number-columns-repeated="2"/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</table:table-row>
        <table:table-row table:style-name="ro1">
          <table:table-cell/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number-columns-repeated="2"/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</table:table-row>
        <table:table-row table:style-name="ro1">
          <table:table-cell/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number-columns-repeated="2"/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</table:table-row>
        <table:table-row table:style-name="ro1">
          <table:table-cell/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number-columns-repeated="2"/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</table:table-row>
        <table:table-row table:style-name="ro1">
          <table:table-cell/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number-columns-repeated="2"/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</table:table-row>
        <table:table-row table:style-name="ro1">
          <table:table-cell/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number-columns-repeated="2"/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number-columns-repeated="2"/>
          <table:table-cell table:formula="of:=SUM([.F3:.F15])/2" office:value-type="float" office:value="39">
            <text:p>39</text:p>
          </table:table-cell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number-columns-repeated="12" table:default-cell-style-name="Default"/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Round 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Shootout</text:p>
          </table:table-cell>
          <table:table-cell office:value-type="string">
            <text:p>Game Played</text:p>
          </table:table-cell>
          <table:table-cell office:value-type="string">
            <text:p>Round 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Shootout</text:p>
          </table:table-cell>
          <table:table-cell office:value-type="string">
            <text:p>Game Played</text:p>
          </table:table-cell>
          <table:table-cell office:value-type="string">
            <text:p>Round I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Shootout</text:p>
          </table:table-cell>
          <table:table-cell office:value-type="string">
            <text:p>Game Played</text:p>
          </table:table-cell>
          <table:table-cell office:value-type="string">
            <text:p>Champion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number-columns-repeated="2"/>
          <table:table-cell/>
          <table:table-cell table:number-columns-repeated="2"/>
          <table:table-cell table:formula="of:=IF(([.E3] = 1); [.B$3]; IF(([.E4] = 1); [.B$4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2"/>
          <table:table-cell table:formula="of:=IF(([.K3] = 1); [.H$3]; IF(([.K5] = 1); [.H$5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2"/>
          <table:table-cell table:formula="of:=IF(([.Q3] = 1); [.N$3]; IF(([.Q7] = 1); [.N$7]; &quot;-&quot;))" office:value-type="string" office:string-value="-">
            <text:p>-</text:p>
          </table:table-cell>
        </table:table-row>
        <table:table-row table:style-name="ro1">
          <table:table-cell/>
          <table:table-cell office:value-type="string">
            <text:p>David R. Ceriton School of Super Friends</text:p>
          </table:table-cell>
          <table:table-cell table:number-columns-repeated="2"/>
          <table:table-cell/>
          <table:table-cell table:number-columns-repeated="15"/>
        </table:table-row>
        <table:table-row table:style-name="ro1">
          <table:table-cell/>
          <table:table-cell office:value-type="string">
            <text:p>Alaskan Oil Exchange 6.9</text:p>
          </table:table-cell>
          <table:table-cell table:number-columns-repeated="2"/>
          <table:table-cell/>
          <table:table-cell table:number-columns-repeated="2"/>
          <table:table-cell table:formula="of:=IF(([.E5] = 1); [.B$3]; IF(([.E6] = 1); [.B$4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9"/>
        </table:table-row>
        <table:table-row table:style-name="ro1">
          <table:table-cell/>
          <table:table-cell office:value-type="string">
            <text:p>Teach Me how to Doughty</text:p>
          </table:table-cell>
          <table:table-cell table:number-columns-repeated="2"/>
          <table:table-cell/>
          <table:table-cell table:number-columns-repeated="15"/>
        </table:table-row>
        <table:table-row table:style-name="ro1">
          <table:table-cell/>
          <table:table-cell office:value-type="string">
            <text:p>Dirty Mike and the Boys</text:p>
          </table:table-cell>
          <table:table-cell table:number-columns-repeated="2"/>
          <table:table-cell/>
          <table:table-cell table:number-columns-repeated="2"/>
          <table:table-cell table:formula="of:=IF(([.E7] = 1); [.B$3]; IF(([.E8] = 1); [.B$4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2"/>
          <table:table-cell table:formula="of:=IF(([.K7] = 1); [.H$3]; IF(([.K9] = 1); [.H$5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3"/>
        </table:table-row>
        <table:table-row table:style-name="ro1">
          <table:table-cell/>
          <table:table-cell office:value-type="string">
            <text:p>Seekers</text:p>
          </table:table-cell>
          <table:table-cell table:number-columns-repeated="2"/>
          <table:table-cell/>
          <table:table-cell table:number-columns-repeated="15"/>
        </table:table-row>
        <table:table-row table:style-name="ro1">
          <table:table-cell/>
          <table:table-cell office:value-type="string">
            <text:p>Honey Nut Chelios</text:p>
          </table:table-cell>
          <table:table-cell table:number-columns-repeated="2"/>
          <table:table-cell/>
          <table:table-cell table:number-columns-repeated="2"/>
          <table:table-cell table:formula="of:=IF(([.E9] = 1); [.B$3]; IF(([.E10] = 1); [.B$4]; &quot;-&quot;))" office:value-type="string" office:string-value="-">
            <text:p>-</text:p>
          </table:table-cell>
          <table:table-cell table:number-columns-repeated="2"/>
          <table:table-cell/>
          <table:table-cell table:number-columns-repeated="9"/>
        </table:table-row>
        <table:table-row table:style-name="ro1">
          <table:table-cell/>
          <table:table-cell office:value-type="string">
            <text:p>The Mighty Dads</text:p>
          </table:table-cell>
          <table:table-cell table:number-columns-repeated="2"/>
          <table:table-cell/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3:Sheet2.M1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17T22:31:47</dc:date>
    <meta:editing-duration>PT9H53M32S</meta:editing-duration>
    <meta:editing-cycles>312</meta:editing-cycles>
    <meta:generator>LibreOffice/3.5$Linux_X86_64 LibreOffice_project/350m1$Build-2</meta:generator>
    <meta:document-statistic meta:table-count="3" meta:cell-count="220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3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299cm" svg:y="0.436cm" chart:style-name="ch2">
          <text:p>Average Goal Differential by Team</text:p>
        </chart:title>
        <chart:subtitle svg:x="10.33cm" svg:y="1.515cm" chart:style-name="ch3">
          <text:p>sorted by points percentage</text:p>
        </chart:subtitle>
        <chart:plot-area chart:style-name="ch4" table:cell-range-address="Sheet2.B3:Sheet2.B15 Sheet2.N3:Sheet2.N15" chart:data-source-has-labels="column" svg:x="1.522cm" svg:y="2.798cm" svg:width="23.046cm" svg:height="10.927cm">
          <chartooo:coordinate-region svg:x="2.064cm" svg:y="2.997cm" svg:width="22.504cm" svg:height="8.253cm"/>
          <chart:axis chart:dimension="x" chart:name="primary-x" chart:style-name="ch5" chartooo:axis-type="auto">
            <chartooo:date-scale/>
            <chart:title svg:x="12.578cm" svg:y="14.02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131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